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Mono" svg:font-family="'Noto Mono'" style:font-adornments="Bold" style:font-pitch="fixed"/>
    <style:font-face style:name="Noto Mono1" svg:font-family="'Noto Mono'"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width="0.03cm" draw:stroke-linejoin="miter" draw:fill="solid" draw:fill-color="#e6e6e6"/>
    </style:style>
    <style:style style:name="gr2" style:family="graphic" style:parent-style-name="standard">
      <style:graphic-properties draw:stroke="none" svg:stroke-width="0.029cm" draw:stroke-linejoin="miter" draw:fill="solid" draw:fill-color="#000000"/>
    </style:style>
    <style:style style:name="gr3" style:family="graphic" style:parent-style-name="standard">
      <style:graphic-properties draw:stroke="none" svg:stroke-width="0.03cm" draw:stroke-linejoin="miter" draw:fill="solid" draw:fill-color="#000000"/>
    </style:style>
    <style:style style:name="gr4" style:family="graphic" style:parent-style-name="standard">
      <style:graphic-properties draw:stroke="none" svg:stroke-width="0.03cm" draw:stroke-linejoin="miter" draw:fill="solid" draw:fill-color="#212121"/>
    </style:style>
    <style:style style:name="gr5" style:family="graphic" style:parent-style-name="standard">
      <style:graphic-properties draw:stroke="solid" svg:stroke-width="0.011cm" svg:stroke-color="#000000" draw:stroke-linejoin="round" draw:fill="none" fo:padding-top="0.13cm" fo:padding-bottom="0.13cm" fo:padding-left="0.255cm" fo:padding-right="0.255cm"/>
    </style:style>
    <style:style style:name="gr6" style:family="graphic" style:parent-style-name="standard">
      <style:graphic-properties draw:stroke="solid" svg:stroke-width="0.016cm" svg:stroke-color="#000000" draw:stroke-linejoin="miter" draw:fill="solid" draw:fill-color="#212121" draw:opacity="0%" fo:padding-top="0.133cm" fo:padding-bottom="0.133cm" fo:padding-left="0.258cm" fo:padding-right="0.258cm"/>
    </style:style>
    <style:style style:name="gr7" style:family="graphic" style:parent-style-name="standard">
      <style:graphic-properties draw:stroke="none" svg:stroke-width="0.008cm" draw:stroke-linejoin="miter" draw:fill="solid" draw:fill-color="#ececec"/>
    </style:style>
    <style:style style:name="gr8" style:family="graphic" style:parent-style-name="standard">
      <style:graphic-properties draw:stroke="none" svg:stroke-color="#000000" draw:fill="solid" draw:fill-color="#000000" draw:textarea-horizontal-align="center" draw:textarea-vertical-align="middle" fo:min-height="1.15cm" draw:shadow="hidden"/>
    </style:style>
    <style:style style:name="gr9" style:family="graphic" style:parent-style-name="standard">
      <style:graphic-properties draw:stroke="none" svg:stroke-color="#000000" draw:fill="solid" draw:fill-color="#000000" draw:textarea-horizontal-align="center" draw:textarea-vertical-align="middle" fo:min-height="1.45cm" draw:shadow="hidden"/>
    </style:style>
    <style:style style:name="gr10" style:family="graphic" style:parent-style-name="standard">
      <style:graphic-properties draw:stroke="none" svg:stroke-color="#000000" draw:fill="solid" draw:fill-color="#000000" draw:textarea-horizontal-align="center" draw:textarea-vertical-align="middle" fo:min-height="0.85cm" draw:shadow="hidden"/>
    </style:style>
    <style:style style:name="gr11" style:family="graphic" style:parent-style-name="standard">
      <style:graphic-properties draw:stroke="none" svg:stroke-color="#000000" draw:fill="solid" draw:fill-color="#000000" draw:textarea-horizontal-align="center" draw:textarea-vertical-align="middle" fo:min-height="0.95cm" draw:shadow="hidden"/>
    </style:style>
    <style:style style:name="gr12" style:family="graphic" style:parent-style-name="standard">
      <style:graphic-properties draw:stroke="none" svg:stroke-color="#000000" draw:fill="solid" draw:fill-color="#000000" draw:textarea-horizontal-align="center" draw:textarea-vertical-align="middle" fo:min-height="1.55cm" draw:shadow="hidden"/>
    </style:style>
    <style:style style:name="gr13" style:family="graphic" style:parent-style-name="standard">
      <style:graphic-properties draw:stroke="none" svg:stroke-color="#000000" draw:fill="none" draw:fill-color="#ffffff" fo:min-height="3.55cm"/>
    </style:style>
    <style:style style:name="gr14" style:family="graphic" style:parent-style-name="standard">
      <style:graphic-properties draw:stroke="none" svg:stroke-color="#000000" draw:fill="solid" draw:fill-color="#000000" draw:textarea-horizontal-align="center" draw:textarea-vertical-align="middle" fo:min-height="0.55cm" draw:shadow="hidden"/>
    </style:style>
    <style:style style:name="P1" style:family="paragraph">
      <loext:graphic-properties draw:fill="solid" draw:fill-color="#e6e6e6"/>
    </style:style>
    <style:style style:name="P2" style:family="paragraph">
      <loext:graphic-properties draw:fill="solid" draw:fill-color="#000000"/>
    </style:style>
    <style:style style:name="P3" style:family="paragraph">
      <loext:graphic-properties draw:fill="solid" draw:fill-color="#212121"/>
    </style:style>
    <style:style style:name="P4" style:family="paragraph">
      <loext:graphic-properties draw:fill="none"/>
    </style:style>
    <style:style style:name="P5" style:family="paragraph">
      <loext:graphic-properties draw:fill="solid" draw:fill-color="#212121" draw:opacity="0%"/>
    </style:style>
    <style:style style:name="P6" style:family="paragraph">
      <loext:graphic-properties draw:fill="solid" draw:fill-color="#ececec"/>
    </style:style>
    <style:style style:name="P7" style:family="paragraph">
      <loext:graphic-properties draw:fill="solid" draw:fill-color="#000000"/>
      <style:paragraph-properties fo:text-align="center"/>
      <style:text-properties fo:font-size="11pt" fo:background-color="#000000" style:font-size-asian="18pt" style:font-size-complex="18pt"/>
    </style:style>
    <style:style style:name="P8" style:family="paragraph">
      <loext:graphic-properties draw:fill="solid" draw:fill-color="#000000"/>
      <style:paragraph-properties fo:text-align="center"/>
      <style:text-properties fo:font-size="11pt" style:font-size-asian="18pt" style:font-size-complex="18pt"/>
    </style:style>
    <style:style style:name="P9" style:family="paragraph">
      <loext:graphic-properties draw:fill="solid" draw:fill-color="#000000"/>
      <style:paragraph-properties fo:text-align="center"/>
      <style:text-properties style:font-name="Noto Mono1" fo:font-size="18pt" style:font-size-asian="18pt" style:font-size-complex="18pt"/>
    </style:style>
    <style:style style:name="P10" style:family="paragraph">
      <loext:graphic-properties draw:fill="solid" draw:fill-color="#000000"/>
      <style:paragraph-properties fo:text-align="center"/>
      <style:text-properties style:font-name="Noto Mono" fo:font-size="18pt" fo:font-weight="bold" style:font-size-asian="18pt" style:font-weight-asian="bold" style:font-size-complex="18pt" style:font-weight-complex="bold"/>
    </style:style>
    <style:style style:name="P11" style:family="paragraph">
      <loext:graphic-properties draw:fill="solid" draw:fill-color="#000000"/>
      <style:paragraph-properties fo:text-align="center" style:writing-mode="lr-tb"/>
      <style:text-properties style:font-name="Noto Mono1" fo:font-size="20pt" fo:font-weight="bold" style:font-size-asian="18pt" style:font-size-complex="18pt"/>
    </style:style>
    <style:style style:name="P12" style:family="paragraph">
      <loext:graphic-properties draw:fill="none" draw:fill-color="#ffffff"/>
    </style:style>
    <style:style style:name="P13" style:family="paragraph">
      <loext:graphic-properties draw:fill="solid" draw:fill-color="#000000"/>
      <style:paragraph-properties fo:text-align="center"/>
      <style:text-properties style:font-name="Noto Mono1" fo:font-size="8pt" style:font-size-asian="18pt" style:font-size-complex="18pt"/>
    </style:style>
  </office:automatic-styles>
  <office:body>
    <office:drawing>
      <draw:page draw:name="page1" draw:style-name="dp1" draw:master-page-name="Default">
        <draw:path draw:style-name="gr1" draw:text-style-name="P1" draw:layer="layout" svg:width="5.28cm" svg:height="13.386cm" svg:x="0.019cm" svg:y="0cm" svg:viewBox="0 0 5281 13387" svg:d="M0 0h5281v13387h-5281zM0 0z">
          <text:p/>
        </draw:path>
        <draw:path draw:style-name="gr1" draw:text-style-name="P1" draw:layer="layout" svg:width="0.178cm" svg:height="0.173cm" svg:x="4.742cm" svg:y="7.595cm" svg:viewBox="0 0 179 174" svg:d="M89 174c52 0 90-39 90-87s-37-87-89-87-90 39-90 87c0 48 38 87 89 87zM90 140c-30 0-51-24-51-53s21-53 50-53c30 0 52 24 52 53 0 29-21 53-51 53zM90 140z">
          <text:p/>
        </draw:path>
        <draw:path draw:style-name="gr1" draw:text-style-name="P1" draw:layer="layout" svg:width="0.146cm" svg:height="0.172cm" svg:x="4.958cm" svg:y="7.596cm" svg:viewBox="0 0 147 173" svg:d="M73 173c46 0 74-26 74-76v-78c0-11-8-19-18-19-11 0-19 8-19 19v79c0 27-14 41-36 41-23 0-37-15-37-42v-78c0-11-8-19-18-19s-19 8-19 19v79c0 49 28 75 73 75zM73 173z">
          <text:p/>
        </draw:path>
        <draw:path draw:style-name="gr1" draw:text-style-name="P1" draw:layer="layout" svg:width="0.141cm" svg:height="0.168cm" svg:x="5.135cm" svg:y="7.597cm" svg:viewBox="0 0 142 169" svg:d="M53 151c0 10 8 18 18 18 11 0 19-8 19-18v-117h35c10 0 17-7 17-17 0-9-7-17-17-17h-108c-9 0-17 8-17 17 0 10 8 17 17 17h36zM53 151z">
          <text:p/>
        </draw:path>
        <draw:path draw:style-name="gr1" draw:text-style-name="P1" draw:layer="layout" svg:width="0.178cm" svg:height="0.173cm" svg:x="4.042cm" svg:y="10.442cm" svg:viewBox="0 0 179 174" svg:d="M89 174c52 0 90-39 90-87s-37-87-89-87-90 39-90 87c0 48 38 87 89 87zM90 140c-30 0-51-24-51-53s21-53 50-53c30 0 52 24 52 53 0 29-21 53-51 53zM90 140z">
          <text:p/>
        </draw:path>
        <draw:path draw:style-name="gr1" draw:text-style-name="P1" draw:layer="layout" svg:width="0.146cm" svg:height="0.172cm" svg:x="4.258cm" svg:y="10.444cm" svg:viewBox="0 0 147 173" svg:d="M73 173c46 0 74-26 74-76v-78c0-11-8-19-18-19-11 0-19 8-19 19v79c0 27-14 41-36 41-23 0-37-15-37-42v-78c0-11-8-19-18-19s-19 8-19 19v79c0 49 28 75 73 75zM73 173z">
          <text:p/>
        </draw:path>
        <draw:path draw:style-name="gr1" draw:text-style-name="P1" draw:layer="layout" svg:width="0.141cm" svg:height="0.168cm" svg:x="4.435cm" svg:y="10.445cm" svg:viewBox="0 0 142 169" svg:d="M53 151c0 10 8 18 18 18 11 0 19-8 19-18v-117h35c10 0 17-7 17-17 0-9-7-17-17-17h-108c-9 0-17 8-17 17 0 10 8 17 17 17h36zM53 151z">
          <text:p/>
        </draw:path>
        <draw:path draw:style-name="gr1" draw:text-style-name="P1" draw:layer="layout" svg:width="0.178cm" svg:height="0.173cm" svg:x="4.042cm" svg:y="2.095cm" svg:viewBox="0 0 179 174" svg:d="M89 174c52 0 90-39 90-87s-37-87-89-87-90 39-90 87c0 48 38 87 89 87zM90 140c-30 0-51-24-51-53s21-53 50-53c30 0 52 24 52 53 0 29-21 53-51 53zM90 140z">
          <text:p/>
        </draw:path>
        <draw:path draw:style-name="gr1" draw:text-style-name="P1" draw:layer="layout" svg:width="0.146cm" svg:height="0.172cm" svg:x="4.258cm" svg:y="2.096cm" svg:viewBox="0 0 147 173" svg:d="M73 173c46 0 74-26 74-76v-78c0-11-8-19-18-19-11 0-19 8-19 19v79c0 27-14 41-36 41-23 0-37-15-37-42v-78c0-11-8-19-18-19s-19 8-19 19v79c0 49 28 75 73 75zM73 173z">
          <text:p/>
        </draw:path>
        <draw:path draw:style-name="gr1" draw:text-style-name="P1" draw:layer="layout" svg:width="0.141cm" svg:height="0.168cm" svg:x="4.435cm" svg:y="2.098cm" svg:viewBox="0 0 142 169" svg:d="M53 151c0 10 8 18 18 18 11 0 19-8 19-18v-117h35c10 0 17-7 17-17 0-9-7-17-17-17h-108c-9 0-17 8-17 17 0 10 8 17 17 17h36zM53 151z">
          <text:p/>
        </draw:path>
        <draw:polygon draw:style-name="gr2" draw:text-style-name="P2" draw:layer="layout" svg:width="4.196cm" svg:height="1.462cm" svg:x="6.476cm" svg:y="3.465cm" svg:viewBox="0 0 4197 1463" draw:points="2098,1463 0,1463 0,0 4197,0 4197,1463">
          <text:p/>
        </draw:polygon>
        <draw:polygon draw:style-name="gr3" draw:text-style-name="P2" draw:layer="layout" svg:width="4.535cm" svg:height="1.512cm" svg:x="14.822cm" svg:y="0.289cm" svg:viewBox="0 0 4536 1513" draw:points="2268,1513 0,1513 0,0 4536,0 4536,1513">
          <text:p/>
        </draw:polygon>
        <draw:polygon draw:style-name="gr3" draw:text-style-name="P2" draw:layer="layout" svg:width="4.837cm" svg:height="1.853cm" svg:x="14.677cm" svg:y="0.342cm" svg:viewBox="0 0 4838 1854" draw:points="2419,1854 0,1854 0,0 4838,0 4838,1854">
          <text:p/>
        </draw:polygon>
        <draw:path draw:style-name="gr4" draw:text-style-name="P3" draw:layer="layout" svg:width="1.01cm" svg:height="1.478cm" svg:x="4.074cm" svg:y="3.808cm" svg:viewBox="0 0 1011 1479" svg:d="M1011 104c0-57-47-104-104-104h-803c-57 0-104 47-104 104v1271c0 58 47 104 104 104h803c57 0 104-46 104-104z">
          <text:p/>
        </draw:path>
        <draw:line draw:style-name="gr5" draw:text-style-name="P4" draw:layer="layout" svg:x1="4.625cm" svg:y1="3.325cm" svg:x2="4.615cm" svg:y2="3.86cm">
          <text:p/>
        </draw:line>
        <draw:path draw:style-name="gr6" draw:text-style-name="P5" draw:layer="layout" svg:width="1.01cm" svg:height="1.478cm" svg:x="0.261cm" svg:y="3.802cm" svg:viewBox="0 0 1011 1479" svg:d="M1011 104c0-57-47-104-104-104h-803c-57 0-104 47-104 104v1271c0 58 47 104 104 104h803c57 0 104-46 104-104z">
          <text:p/>
        </draw:path>
        <draw:line draw:style-name="gr5" draw:text-style-name="P4" draw:layer="layout" svg:x1="0.783cm" svg:y1="3.347cm" svg:x2="0.772cm" svg:y2="3.788cm">
          <text:p/>
        </draw:line>
        <draw:path draw:style-name="gr4" draw:text-style-name="P3" draw:layer="layout" svg:width="1.01cm" svg:height="1.478cm" svg:x="3.969cm" svg:y="7.374cm" svg:viewBox="0 0 1011 1479" svg:d="M1011 104c0-57-47-104-104-104h-803c-57 0-104 47-104 104v1271c0 58 47 104 104 104h803c57 0 104-46 104-104z">
          <text:p/>
        </draw:path>
        <draw:line draw:style-name="gr5" draw:text-style-name="P4" draw:layer="layout" svg:x1="4.52cm" svg:y1="6.89cm" svg:x2="4.51cm" svg:y2="7.425cm">
          <text:p/>
        </draw:line>
        <draw:path draw:style-name="gr6" draw:text-style-name="P5" draw:layer="layout" svg:width="1.01cm" svg:height="1.478cm" svg:x="0.257cm" svg:y="7.368cm" svg:viewBox="0 0 1011 1479" svg:d="M1011 104c0-57-47-104-104-104h-803c-57 0-104 47-104 104v1271c0 58 47 104 104 104h803c57 0 104-46 104-104z">
          <text:p/>
        </draw:path>
        <draw:line draw:style-name="gr5" draw:text-style-name="P4" draw:layer="layout" svg:x1="0.778cm" svg:y1="6.913cm" svg:x2="0.767cm" svg:y2="7.354cm">
          <text:p/>
        </draw:line>
        <draw:path draw:style-name="gr7" draw:text-style-name="P6" draw:layer="layout" svg:width="0.136cm" svg:height="0.288cm" svg:x="3.568cm" svg:y="10.957cm" svg:viewBox="0 0 137 289" svg:d="M0 69c0-11 2-21 6-30s9-16 16-21c6-6 14-11 22-14s16-4 25-4c8 0 16 1 24 4s16 8 22 14c7 5 12 12 16 21s6 19 6 30v151c0 11-2 22-6 30-4 9-9 16-16 22-6 6-14 10-22 13s-16 4-24 4c-9 0-17-1-25-4s-16-7-22-13c-7-6-12-13-16-22-4-8-6-19-6-30zM41 220c0 9 3 17 8 22 6 4 12 6 20 6 7 0 13-2 19-6 5-5 8-13 8-22v-151c0-9-3-17-8-21-6-5-12-7-19-7-8 0-14 2-20 7-5 4-8 12-8 21z">
          <text:p/>
        </draw:path>
        <draw:path draw:style-name="gr7" draw:text-style-name="P6" draw:layer="layout" svg:width="0.131cm" svg:height="0.286cm" svg:x="3.74cm" svg:y="10.959cm" svg:viewBox="0 0 132 287" svg:d="M132 220c0 10-1 18-5 26-3 8-8 15-14 22-6 5-13 10-21 14-8 3-17 5-26 5s-17-2-25-5c-9-4-16-9-22-14-6-7-10-14-14-22-3-8-5-16-5-26v-220h41v216c0 11 2 18 7 23s11 7 18 7 13-2 18-7 7-12 7-23v-216h41z">
          <text:p/>
        </draw:path>
        <draw:polygon draw:style-name="gr7" draw:text-style-name="P6" draw:layer="layout" svg:width="0.135cm" svg:height="0.283cm" svg:x="3.889cm" svg:y="10.959cm" svg:viewBox="0 0 136 284" draw:points="47,38 0,38 0,0 136,0 136,38 88,38 88,284 47,284">
          <text:p/>
        </draw:polygon>
        <draw:path draw:style-name="gr6" draw:text-style-name="P5" draw:layer="layout" svg:width="1.01cm" svg:height="1.478cm" svg:x="0.257cm" svg:y="10.88cm" svg:viewBox="0 0 1011 1479" svg:d="M1011 104c0-57-47-104-104-104h-803c-57 0-104 47-104 104v1271c0 58 47 104 104 104h803c57 0 104-46 104-104z">
          <text:p/>
        </draw:path>
        <draw:line draw:style-name="gr5" draw:text-style-name="P4" draw:layer="layout" svg:x1="0.778cm" svg:y1="10.425cm" svg:x2="0.767cm" svg:y2="10.866cm">
          <text:p/>
        </draw:line>
        <draw:path draw:style-name="gr8" draw:text-style-name="P7" draw:layer="layout" svg:width="0.252cm" svg:height="0.274cm" svg:x="3.97cm" svg:y="7.505cm" svg:viewBox="0 0 253 275" svg:d="M0 136c0-2 0-5 0-7 0-3 0-5 1-8 0-2 0-5 0-7 0-3 1-5 1-7 1-3 1-5 1-7 1-3 1-5 2-7 0-2 1-5 1-7 1-2 2-4 2-6 1-2 2-4 3-6 0-2 1-4 2-6s2-4 3-6 2-4 3-6c1-1 2-3 3-5 1-1 3-3 4-5 1-1 2-3 4-5 1-1 2-3 4-4 1-2 3-3 4-4 1-2 3-3 5-4 1-2 3-3 4-4 2-1 4-3 5-4 2-1 4-2 6-3s3-2 5-3 4-2 6-3 4-2 6-2c2-1 4-2 7-3 2 0 4-1 6-2 2 0 5-1 7-1 2-1 5-1 7-2 2 0 5 0 7-1 3 0 5 0 8 0 3-1 5-1 8-1 2 0 5 0 8 0 4 0 8 0 12 0 3 1 7 1 11 1 3 1 7 1 10 1 2 1 4 1 5 1 2 1 3 1 5 1 2 1 3 1 5 2 1 0 3 0 4 1 1 0 3 1 4 1 2 1 3 1 4 2 2 0 3 1 4 1 2 1 3 1 4 2s3 1 4 2 2 1 3 2 2 1 4 2c1 1 2 1 3 2s2 2 3 3c1 0 2 1 3 2s2 2 3 2c1 1 1 2 2 3s2 2 3 3 2 2 2 3c1 1 2 2 3 3 0 1 1 2 2 3s1 2 2 3 1 2 2 3 1 2 2 3c1 2 1 3 2 4 1 2 2 5 3 7-11 3-23 7-34 10-1-1-2-3-3-5-1-1-2-3-2-4-2-2-3-3-4-5-1-1-2-2-3-4 0 0-1-1-2-2 0 0-1-1-2-2 0 0-1-1-2-1 0-1-1-2-2-2 0-1-1-1-2-2 0 0-1-1-2-1-1-1-1-1-2-2-1 0-2-1-3-1-1-1-1-1-2-2-1 0-2-1-3-1-1-1-2-1-2-1-1-1-2-1-3-1-1-1-2-1-3-2-1 0-2 0-3-1-1 0-2 0-3 0-1-1-2-1-3-1-2-1-3-1-4-1s-2 0-3-1c-3 0-5 0-7-1-3 0-5 0-8 0s-5 0-8 0c-2 0-4 0-6 0s-4 0-6 0-4 0-5 1c-2 0-4 0-6 0-2 1-3 1-5 2-2 0-3 0-5 1-2 0-3 1-5 1-1 1-3 2-4 2-2 1-3 2-5 2-1 1-2 2-4 2-1 1-3 2-4 3s-2 2-4 2c-1 1-2 2-3 3s-3 2-4 3-2 2-3 3c-1 2-2 3-3 4s-2 2-3 3c-1 2-2 3-2 4-1 1-2 3-3 4-1 2-1 3-2 4-1 2-2 3-2 5-1 1-2 3-2 4-1 2-1 3-2 5 0 1-1 3-1 5-1 1-1 3-2 5 0 1-1 3-1 5 0 1-1 3-1 5s-1 4-1 5c0 2 0 4 0 6-1 2-1 4-1 6 0 4 0 7 0 11 0 2 0 4 0 6s0 4 0 6 0 4 1 6c0 2 0 4 0 5 1 2 1 4 1 6 1 2 1 3 1 5 1 2 1 4 2 5 0 2 1 4 1 5 1 2 1 4 2 5 0 2 1 4 2 5 0 2 1 3 2 5 0 1 1 3 2 4 1 2 1 3 2 4 1 2 2 3 3 4 1 2 2 3 3 4 1 2 2 3 3 4s2 2 3 4c1 1 2 2 3 3s2 2 4 3c1 1 2 2 3 3 2 1 3 2 4 3 2 0 3 1 4 2 2 1 3 2 5 2 1 1 3 2 4 3 2 0 3 1 5 1 1 1 3 2 5 2 1 1 3 1 5 1 1 1 3 1 5 2 2 0 3 0 5 0 2 1 4 1 6 1s4 0 6 0c2 1 4 1 6 1s5-1 7-1c3 0 5 0 8 0 2 0 4-1 7-1 2 0 4-1 7-1 2-1 4-1 6-1 2-1 4-2 6-2 2-1 4-1 6-2s4-1 5-2c2-1 4-1 6-2 1-1 3-2 5-2 1-1 3-2 4-3s3-2 4-2c2-1 3-2 4-3s3-2 4-3 2-1 3-2 2-2 3-3c0-16 0-32 0-48-27 0-53 0-80 0 0-10 0-20 0-30 38 0 76 0 113 0 0 30 0 61 0 92-1 1-3 3-4 4-2 2-4 3-5 5-2 1-4 2-6 4-2 1-4 3-6 4s-4 3-6 4-4 3-6 4c-3 1-5 2-7 3-3 1-5 2-8 4-2 1-5 2-7 3-3 0-6 1-8 2-3 1-6 2-9 2-3 1-5 2-8 2-3 1-6 1-9 2-4 0-7 1-10 1s-6 1-10 1c-3 0-6 0-9 0s-6 0-9 0c-2 0-5 0-8-1-2 0-5 0-8 0-2-1-5-1-7-2-2 0-5-1-7-1-3-1-5-1-7-2-3-1-5-1-7-2s-4-2-6-2c-2-1-5-2-7-3s-4-2-5-3c-2-1-4-2-6-3s-4-3-6-4c-1-1-3-2-5-3-1-2-3-3-4-4-2-2-4-3-5-5-1-1-3-3-4-4-2-2-3-3-4-5-2-2-3-3-4-5s-3-3-4-5-2-4-3-5c-1-2-2-4-3-6s-2-4-3-6-2-4-2-6c-1-2-2-4-3-6 0-2-1-4-2-6 0-3-1-5-1-7-1-2-1-5-2-7 0-2 0-4-1-7 0-2-1-4-1-7 0-2 0-4 0-7-1-2-1-5-1-7 0-3 0-5 0-8z">
          <text:p/>
        </draw:path>
        <draw:path draw:style-name="gr8" draw:text-style-name="P7" draw:layer="layout" svg:width="0.256cm" svg:height="0.266cm" svg:x="4.256cm" svg:y="7.509cm" svg:viewBox="0 0 257 267" svg:d="M220 267c-10-26-20-52-30-78-41 0-81 0-122 0-10 26-20 52-30 78-13 0-25 0-38 0 36-89 73-178 109-267 14 0 27 0 41 0 36 89 72 178 107 267-12 0-24 0-37 0zM145 73c-2-6-4-11-6-16s-3-9-5-14c-1-3-2-7-3-11-1-1-1-2-1-3-1 0-1-1-1-1 0-1 0-1 0-1v1c0 0 0 1-1 1 0 1 0 2-1 4-1 3-2 7-3 10-2 5-3 10-5 15s-4 10-6 15c-11 29-22 58-34 88 33 0 67 0 100 0-11-30-23-59-34-88z">
          <text:p/>
        </draw:path>
        <draw:path draw:style-name="gr8" draw:text-style-name="P7" draw:layer="layout" svg:width="0.218cm" svg:height="0.266cm" svg:x="4.497cm" svg:y="7.508cm" svg:viewBox="0 0 219 267" svg:d="M128 30c0 79 0 158 0 237-12 0-24 0-36 0 0-79 0-158 0-237-31 0-61 0-92 0 0-10 0-20 0-30 73 0 146 0 219 0 0 10 0 20 0 30-30 0-61 0-91 0z">
          <text:p/>
        </draw:path>
        <draw:path draw:style-name="gr8" draw:text-style-name="P7" draw:layer="layout" svg:width="0.209cm" svg:height="0.266cm" svg:x="4.757cm" svg:y="7.509cm" svg:viewBox="0 0 210 267" svg:d="M0 267c0-89 0-178 0-267 68 0 135 0 203 0 0 10 0 20 0 30-56 0-111 0-167 0 0 28 0 57 0 85 52 0 104 0 155 0 0 10 0 19 0 29-51 0-103 0-155 0 0 31 0 62 0 93 58 0 116 0 174 0 0 10 0 20 0 30-70 0-140 0-210 0z">
          <text:p/>
        </draw:path>
        <draw:path draw:style-name="gr1" draw:text-style-name="P1" draw:layer="layout" svg:width="0.178cm" svg:height="0.173cm" svg:x="4.673cm" svg:y="11.105cm" svg:viewBox="0 0 179 174" svg:d="M89 174c52 0 90-39 90-87s-37-87-89-87-90 39-90 87c0 48 38 87 89 87zM90 140c-30 0-51-24-51-53s21-53 50-53c30 0 52 24 52 53 0 29-21 53-51 53zM90 140z">
          <text:p/>
        </draw:path>
        <draw:path draw:style-name="gr1" draw:text-style-name="P1" draw:layer="layout" svg:width="0.146cm" svg:height="0.172cm" svg:x="4.889cm" svg:y="11.106cm" svg:viewBox="0 0 147 173" svg:d="M73 173c46 0 74-26 74-76v-78c0-11-8-19-18-19-11 0-19 8-19 19v79c0 27-14 41-36 41-23 0-37-15-37-42v-78c0-11-8-19-18-19s-19 8-19 19v79c0 49 28 75 73 75zM73 173z">
          <text:p/>
        </draw:path>
        <draw:path draw:style-name="gr1" draw:text-style-name="P1" draw:layer="layout" svg:width="0.141cm" svg:height="0.168cm" svg:x="5.066cm" svg:y="11.107cm" svg:viewBox="0 0 142 169" svg:d="M53 151c0 10 8 18 18 18 11 0 19-8 19-18v-117h35c10 0 17-7 17-17 0-9-7-17-17-17h-108c-9 0-17 8-17 17 0 10 8 17 17 17h36zM53 151z">
          <text:p/>
        </draw:path>
        <draw:path draw:style-name="gr4" draw:text-style-name="P3" draw:layer="layout" svg:width="1.01cm" svg:height="1.478cm" svg:x="3.9cm" svg:y="10.884cm" svg:viewBox="0 0 1011 1479" svg:d="M1011 104c0-57-47-104-104-104h-803c-57 0-104 47-104 104v1271c0 58 47 104 104 104h803c57 0 104-46 104-104z">
          <text:p/>
        </draw:path>
        <draw:line draw:style-name="gr5" draw:text-style-name="P4" draw:layer="layout" svg:x1="4.451cm" svg:y1="10.4cm" svg:x2="4.441cm" svg:y2="10.935cm">
          <text:p/>
        </draw:line>
        <draw:path draw:style-name="gr8" draw:text-style-name="P7" draw:layer="layout" svg:width="0.252cm" svg:height="0.274cm" svg:x="3.901cm" svg:y="11.015cm" svg:viewBox="0 0 253 275" svg:d="M0 136c0-2 0-5 0-7 0-3 0-5 1-8 0-2 0-5 0-7 0-3 1-5 1-7 1-3 1-5 1-7 1-3 1-5 2-7 0-2 1-5 1-7 1-2 2-4 2-6 1-2 2-4 3-6 0-2 1-4 2-6s2-4 3-6 2-4 3-6c1-1 2-3 3-5 1-1 3-3 4-5 1-1 2-3 4-5 1-1 2-3 4-4 1-2 3-3 4-4 1-2 3-3 5-4 1-2 3-3 4-4 2-1 4-3 5-4 2-1 4-2 6-3s3-2 5-3 4-2 6-3 4-2 6-2c2-1 4-2 7-3 2 0 4-1 6-2 2 0 5-1 7-1 2-1 5-1 7-2 2 0 5 0 7-1 3 0 5 0 8 0 3-1 5-1 8-1 2 0 5 0 8 0 4 0 8 0 12 0 3 1 7 1 11 1 3 1 7 1 10 1 2 1 4 1 5 1 2 1 3 1 5 1 2 1 3 1 5 2 1 0 3 0 4 1 1 0 3 1 4 1 2 1 3 1 4 2 2 0 3 1 4 1 2 1 3 1 4 2s3 1 4 2 2 1 3 2 2 1 4 2c1 1 2 1 3 2s2 2 3 3c1 0 2 1 3 2s2 2 3 2c1 1 1 2 2 3s2 2 3 3 2 2 2 3c1 1 2 2 3 3 0 1 1 2 2 3s1 2 2 3 1 2 2 3 1 2 2 3c1 2 1 3 2 4 1 2 2 5 3 7-11 3-23 7-34 10-1-1-2-3-3-5-1-1-2-3-2-4-2-2-3-3-4-5-1-1-2-2-3-4 0 0-1-1-2-2 0 0-1-1-2-2 0 0-1-1-2-1 0-1-1-2-2-2 0-1-1-1-2-2 0 0-1-1-2-1-1-1-1-1-2-2-1 0-2-1-3-1-1-1-1-1-2-2-1 0-2-1-3-1-1-1-2-1-2-1-1-1-2-1-3-1-1-1-2-1-3-2-1 0-2 0-3-1-1 0-2 0-3 0-1-1-2-1-3-1-2-1-3-1-4-1s-2 0-3-1c-3 0-5 0-7-1-3 0-5 0-8 0s-5 0-8 0c-2 0-4 0-6 0s-4 0-6 0-4 0-5 1c-2 0-4 0-6 0-2 1-3 1-5 2-2 0-3 0-5 1-2 0-3 1-5 1-1 1-3 2-4 2-2 1-3 2-5 2-1 1-2 2-4 2-1 1-3 2-4 3s-2 2-4 2c-1 1-2 2-3 3s-3 2-4 3-2 2-3 3c-1 2-2 3-3 4s-2 2-3 3c-1 2-2 3-2 4-1 1-2 3-3 4-1 2-1 3-2 4-1 2-2 3-2 5-1 1-2 3-2 4-1 2-1 3-2 5 0 1-1 3-1 5-1 1-1 3-2 5 0 1-1 3-1 5 0 1-1 3-1 5s-1 4-1 5c0 2 0 4 0 6-1 2-1 4-1 6 0 4 0 7 0 11 0 2 0 4 0 6s0 4 0 6 0 4 1 6c0 2 0 4 0 5 1 2 1 4 1 6 1 2 1 3 1 5 1 2 1 4 2 5 0 2 1 4 1 5 1 2 1 4 2 5 0 2 1 4 2 5 0 2 1 3 2 5 0 1 1 3 2 4 1 2 1 3 2 4 1 2 2 3 3 4 1 2 2 3 3 4 1 2 2 3 3 4s2 2 3 4c1 1 2 2 3 3s2 2 4 3c1 1 2 2 3 3 2 1 3 2 4 3 2 0 3 1 4 2 2 1 3 2 5 2 1 1 3 2 4 3 2 0 3 1 5 1 1 1 3 2 5 2 1 1 3 1 5 1 1 1 3 1 5 2 2 0 3 0 5 0 2 1 4 1 6 1s4 0 6 0c2 1 4 1 6 1s5-1 7-1c3 0 5 0 8 0 2 0 4-1 7-1 2 0 4-1 7-1 2-1 4-1 6-1 2-1 4-2 6-2 2-1 4-1 6-2s4-1 5-2c2-1 4-1 6-2 1-1 3-2 5-2 1-1 3-2 4-3s3-2 4-2c2-1 3-2 4-3s3-2 4-3 2-1 3-2 2-2 3-3c0-16 0-32 0-48-27 0-53 0-80 0 0-10 0-20 0-30 38 0 76 0 113 0 0 30 0 61 0 92-1 1-3 3-4 4-2 2-4 3-5 5-2 1-4 2-6 4-2 1-4 3-6 4s-4 3-6 4-4 3-6 4c-3 1-5 2-7 3-3 1-5 2-8 4-2 1-5 2-7 3-3 0-6 1-8 2-3 1-6 2-9 2-3 1-5 2-8 2-3 1-6 1-9 2-4 0-7 1-10 1s-6 1-10 1c-3 0-6 0-9 0s-6 0-9 0c-2 0-5 0-8-1-2 0-5 0-8 0-2-1-5-1-7-2-2 0-5-1-7-1-3-1-5-1-7-2-3-1-5-1-7-2s-4-2-6-2c-2-1-5-2-7-3s-4-2-5-3c-2-1-4-2-6-3s-4-3-6-4c-1-1-3-2-5-3-1-2-3-3-4-4-2-2-4-3-5-5-1-1-3-3-4-4-2-2-3-3-4-5-2-2-3-3-4-5s-3-3-4-5-2-4-3-5c-1-2-2-4-3-6s-2-4-3-6-2-4-2-6c-1-2-2-4-3-6 0-2-1-4-2-6 0-3-1-5-1-7-1-2-1-5-2-7 0-2 0-4-1-7 0-2-1-4-1-7 0-2 0-4 0-7-1-2-1-5-1-7 0-3 0-5 0-8z">
          <text:p/>
        </draw:path>
        <draw:path draw:style-name="gr8" draw:text-style-name="P7" draw:layer="layout" svg:width="0.256cm" svg:height="0.266cm" svg:x="4.187cm" svg:y="11.019cm" svg:viewBox="0 0 257 267" svg:d="M220 267c-10-26-20-52-30-78-41 0-81 0-122 0-10 26-20 52-30 78-13 0-25 0-38 0 36-89 73-178 109-267 14 0 27 0 41 0 36 89 72 178 107 267-12 0-24 0-37 0zM145 73c-2-6-4-11-6-16s-3-9-5-14c-1-3-2-7-3-11-1-1-1-2-1-3-1 0-1-1-1-1 0-1 0-1 0-1v1c0 0 0 1-1 1 0 1 0 2-1 4-1 3-2 7-3 10-2 5-3 10-5 15s-4 10-6 15c-11 29-22 58-34 88 33 0 67 0 100 0-11-30-23-59-34-88z">
          <text:p/>
        </draw:path>
        <draw:path draw:style-name="gr8" draw:text-style-name="P7" draw:layer="layout" svg:width="0.218cm" svg:height="0.266cm" svg:x="4.428cm" svg:y="11.018cm" svg:viewBox="0 0 219 267" svg:d="M128 30c0 79 0 158 0 237-12 0-24 0-36 0 0-79 0-158 0-237-31 0-61 0-92 0 0-10 0-20 0-30 73 0 146 0 219 0 0 10 0 20 0 30-30 0-61 0-91 0z">
          <text:p/>
        </draw:path>
        <draw:path draw:style-name="gr8" draw:text-style-name="P7" draw:layer="layout" svg:width="0.209cm" svg:height="0.266cm" svg:x="4.688cm" svg:y="11.019cm" svg:viewBox="0 0 210 267" svg:d="M0 267c0-89 0-178 0-267 68 0 135 0 203 0 0 10 0 20 0 30-56 0-111 0-167 0 0 28 0 57 0 85 52 0 104 0 155 0 0 10 0 19 0 29-51 0-103 0-155 0 0 31 0 62 0 93 58 0 116 0 174 0 0 10 0 20 0 30-70 0-140 0-210 0z">
          <text:p/>
        </draw:path>
        <draw:path draw:style-name="gr1" draw:text-style-name="P1" draw:layer="layout" svg:width="0.146cm" svg:height="0.172cm" svg:x="5.081cm" svg:y="3.991cm" svg:viewBox="0 0 147 173" svg:d="M73 173c46 0 74-26 74-76v-78c0-11-8-19-18-19-11 0-19 8-19 19v79c0 27-14 41-36 41-23 0-37-15-37-42v-78c0-11-8-19-18-19s-19 8-19 19v79c0 49 28 75 73 75zM73 173z">
          <text:p/>
        </draw:path>
        <draw:path draw:style-name="gr8" draw:text-style-name="P7" draw:layer="layout" svg:width="0.252cm" svg:height="0.274cm" svg:x="4.093cm" svg:y="3.9cm" svg:viewBox="0 0 253 275" svg:d="M0 136c0-2 0-5 0-7 0-3 0-5 1-8 0-2 0-5 0-7 0-3 1-5 1-7 1-3 1-5 1-7 1-3 1-5 2-7 0-2 1-5 1-7 1-2 2-4 2-6 1-2 2-4 3-6 0-2 1-4 2-6s2-4 3-6 2-4 3-6c1-1 2-3 3-5 1-1 3-3 4-5 1-1 2-3 4-5 1-1 2-3 4-4 1-2 3-3 4-4 1-2 3-3 5-4 1-2 3-3 4-4 2-1 4-3 5-4 2-1 4-2 6-3s3-2 5-3 4-2 6-3 4-2 6-2c2-1 4-2 7-3 2 0 4-1 6-2 2 0 5-1 7-1 2-1 5-1 7-2 2 0 5 0 7-1 3 0 5 0 8 0 3-1 5-1 8-1 2 0 5 0 8 0 4 0 8 0 12 0 3 1 7 1 11 1 3 1 7 1 10 1 2 1 4 1 5 1 2 1 3 1 5 1 2 1 3 1 5 2 1 0 3 0 4 1 1 0 3 1 4 1 2 1 3 1 4 2 2 0 3 1 4 1 2 1 3 1 4 2s3 1 4 2 2 1 3 2 2 1 4 2c1 1 2 1 3 2s2 2 3 3c1 0 2 1 3 2s2 2 3 2c1 1 1 2 2 3s2 2 3 3 2 2 2 3c1 1 2 2 3 3 0 1 1 2 2 3s1 2 2 3 1 2 2 3 1 2 2 3c1 2 1 3 2 4 1 2 2 5 3 7-11 3-23 7-34 10-1-1-2-3-3-5-1-1-2-3-2-4-2-2-3-3-4-5-1-1-2-2-3-4 0 0-1-1-2-2 0 0-1-1-2-2 0 0-1-1-2-1 0-1-1-2-2-2 0-1-1-1-2-2 0 0-1-1-2-1-1-1-1-1-2-2-1 0-2-1-3-1-1-1-1-1-2-2-1 0-2-1-3-1-1-1-2-1-2-1-1-1-2-1-3-1-1-1-2-1-3-2-1 0-2 0-3-1-1 0-2 0-3 0-1-1-2-1-3-1-2-1-3-1-4-1s-2 0-3-1c-3 0-5 0-7-1-3 0-5 0-8 0s-5 0-8 0c-2 0-4 0-6 0s-4 0-6 0-4 0-5 1c-2 0-4 0-6 0-2 1-3 1-5 2-2 0-3 0-5 1-2 0-3 1-5 1-1 1-3 2-4 2-2 1-3 2-5 2-1 1-2 2-4 2-1 1-3 2-4 3s-2 2-4 2c-1 1-2 2-3 3s-3 2-4 3-2 2-3 3c-1 2-2 3-3 4s-2 2-3 3c-1 2-2 3-2 4-1 1-2 3-3 4-1 2-1 3-2 4-1 2-2 3-2 5-1 1-2 3-2 4-1 2-1 3-2 5 0 1-1 3-1 5-1 1-1 3-2 5 0 1-1 3-1 5 0 1-1 3-1 5s-1 4-1 5c0 2 0 4 0 6-1 2-1 4-1 6 0 4 0 7 0 11 0 2 0 4 0 6s0 4 0 6 0 4 1 6c0 2 0 4 0 5 1 2 1 4 1 6 1 2 1 3 1 5 1 2 1 4 2 5 0 2 1 4 1 5 1 2 1 4 2 5 0 2 1 4 2 5 0 2 1 3 2 5 0 1 1 3 2 4 1 2 1 3 2 4 1 2 2 3 3 4 1 2 2 3 3 4 1 2 2 3 3 4s2 2 3 4c1 1 2 2 3 3s2 2 4 3c1 1 2 2 3 3 2 1 3 2 4 3 2 0 3 1 4 2 2 1 3 2 5 2 1 1 3 2 4 3 2 0 3 1 5 1 1 1 3 2 5 2 1 1 3 1 5 1 1 1 3 1 5 2 2 0 3 0 5 0 2 1 4 1 6 1s4 0 6 0c2 1 4 1 6 1s5-1 7-1c3 0 5 0 8 0 2 0 4-1 7-1 2 0 4-1 7-1 2-1 4-1 6-1 2-1 4-2 6-2 2-1 4-1 6-2s4-1 5-2c2-1 4-1 6-2 1-1 3-2 5-2 1-1 3-2 4-3s3-2 4-2c2-1 3-2 4-3s3-2 4-3 2-1 3-2 2-2 3-3c0-16 0-32 0-48-27 0-53 0-80 0 0-10 0-20 0-30 38 0 76 0 113 0 0 30 0 61 0 92-1 1-3 3-4 4-2 2-4 3-5 5-2 1-4 2-6 4-2 1-4 3-6 4s-4 3-6 4-4 3-6 4c-3 1-5 2-7 3-3 1-5 2-8 4-2 1-5 2-7 3-3 0-6 1-8 2-3 1-6 2-9 2-3 1-5 2-8 2-3 1-6 1-9 2-4 0-7 1-10 1s-6 1-10 1c-3 0-6 0-9 0s-6 0-9 0c-2 0-5 0-8-1-2 0-5 0-8 0-2-1-5-1-7-2-2 0-5-1-7-1-3-1-5-1-7-2-3-1-5-1-7-2s-4-2-6-2c-2-1-5-2-7-3s-4-2-5-3c-2-1-4-2-6-3s-4-3-6-4c-1-1-3-2-5-3-1-2-3-3-4-4-2-2-4-3-5-5-1-1-3-3-4-4-2-2-3-3-4-5-2-2-3-3-4-5s-3-3-4-5-2-4-3-5c-1-2-2-4-3-6s-2-4-3-6-2-4-2-6c-1-2-2-4-3-6 0-2-1-4-2-6 0-3-1-5-1-7-1-2-1-5-2-7 0-2 0-4-1-7 0-2-1-4-1-7 0-2 0-4 0-7-1-2-1-5-1-7 0-3 0-5 0-8z">
          <text:p/>
        </draw:path>
        <draw:path draw:style-name="gr8" draw:text-style-name="P7" draw:layer="layout" svg:width="0.256cm" svg:height="0.266cm" svg:x="4.379cm" svg:y="3.904cm" svg:viewBox="0 0 257 267" svg:d="M220 267c-10-26-20-52-30-78-41 0-81 0-122 0-10 26-20 52-30 78-13 0-25 0-38 0 36-89 73-178 109-267 14 0 27 0 41 0 36 89 72 178 107 267-12 0-24 0-37 0zM145 73c-2-6-4-11-6-16s-3-9-5-14c-1-3-2-7-3-11-1-1-1-2-1-3-1 0-1-1-1-1 0-1 0-1 0-1v1c0 0 0 1-1 1 0 1 0 2-1 4-1 3-2 7-3 10-2 5-3 10-5 15s-4 10-6 15c-11 29-22 58-34 88 33 0 67 0 100 0-11-30-23-59-34-88z">
          <text:p/>
        </draw:path>
        <draw:path draw:style-name="gr8" draw:text-style-name="P7" draw:layer="layout" svg:width="0.218cm" svg:height="0.266cm" svg:x="4.62cm" svg:y="3.903cm" svg:viewBox="0 0 219 267" svg:d="M128 30c0 79 0 158 0 237-12 0-24 0-36 0 0-79 0-158 0-237-31 0-61 0-92 0 0-10 0-20 0-30 73 0 146 0 219 0 0 10 0 20 0 30-30 0-61 0-91 0z">
          <text:p/>
        </draw:path>
        <draw:path draw:style-name="gr8" draw:text-style-name="P7" draw:layer="layout" svg:width="0.209cm" svg:height="0.266cm" svg:x="4.88cm" svg:y="3.904cm" svg:viewBox="0 0 210 267" svg:d="M0 267c0-89 0-178 0-267 68 0 135 0 203 0 0 10 0 20 0 30-56 0-111 0-167 0 0 28 0 57 0 85 52 0 104 0 155 0 0 10 0 19 0 29-51 0-103 0-155 0 0 31 0 62 0 93 58 0 116 0 174 0 0 10 0 20 0 30-70 0-140 0-210 0z">
          <text:p/>
        </draw:path>
        <draw:g>
          <draw:path draw:style-name="gr9" draw:text-style-name="P8" draw:layer="layout" svg:width="0.218cm" svg:height="0.266cm" svg:x="2.259cm" svg:y="4.708cm" svg:viewBox="0 0 219 267" svg:d="M128 30c0 79 0 158 0 237-12 0-24 0-36 0 0-79 0-158 0-237-31 0-61 0-92 0 0-10 0-20 0-30 73 0 146 0 219 0 0 10 0 20 0 30-30 0-61 0-91 0z">
            <text:p/>
          </draw:path>
          <draw:path draw:style-name="gr9" draw:text-style-name="P8" draw:layer="layout" svg:width="0.035cm" svg:height="0.266cm" svg:x="2.523cm" svg:y="4.709cm" svg:viewBox="0 0 36 267" svg:d="M0 267c0-89 0-178 0-267 12 0 24 0 36 0 0 89 0 178 0 267-12 0-24 0-36 0z">
            <text:p/>
          </draw:path>
          <draw:path draw:style-name="gr9" draw:text-style-name="P8" draw:layer="layout" svg:width="0.259cm" svg:height="0.266cm" svg:x="2.629cm" svg:y="4.709cm" svg:viewBox="0 0 260 267" svg:d="M227 267c0-59 0-119 0-178 0-7 0-13 0-20 0-6 1-12 1-18s0-13 1-19c-2 6-4 13-6 19s-3 12-5 18c-2 5-4 11-6 16-23 61-46 121-69 182-8 0-17 0-25 0-24-61-47-121-70-182l-1-1c0-1 0-1 0-2-1-1-1-2-2-4s-1-5-2-8c-1-2-2-5-3-8s-2-6-3-9c-2-7-4-14-6-21 0 7 0 14 0 21 1 6 1 13 1 19 0 5 0 11 0 17 0 59 0 119 0 178-11 0-21 0-32 0 0-89 0-178 0-267 16 0 32 0 48 0 23 62 47 124 71 185 1 4 2 7 3 10 1 4 2 8 3 12s3 8 4 12c0 2 0 3 1 5 0 1 0 1 0 2s0 1 1 2c0-1 0-1 0-2s0-1 0-2c1-2 1-3 2-5 1-4 2-8 3-12s3-8 4-12c1-2 1-4 2-5 0-1 0-2 1-3 0 0 0-1 0-2 24-61 47-123 70-185 16 0 31 0 47 0 0 89 0 178 0 267-11 0-22 0-33 0z">
            <text:p/>
          </draw:path>
          <draw:path draw:style-name="gr9" draw:text-style-name="P8" draw:layer="layout" svg:width="0.209cm" svg:height="0.266cm" svg:x="2.955cm" svg:y="4.709cm" svg:viewBox="0 0 210 267" svg:d="M0 267c0-89 0-178 0-267 68 0 135 0 203 0 0 10 0 20 0 30-56 0-111 0-167 0 0 28 0 57 0 85 52 0 104 0 155 0 0 10 0 19 0 29-51 0-103 0-155 0 0 31 0 62 0 93 58 0 116 0 174 0 0 10 0 20 0 30-70 0-140 0-210 0z">
            <text:p/>
          </draw:path>
        </draw:g>
        <draw:g>
          <draw:polygon draw:style-name="gr10" draw:text-style-name="P9" draw:layer="layout" svg:width="0.323cm" svg:height="0.345cm" svg:x="2.534cm" svg:y="12.336cm" svg:viewBox="0 0 324 346" draw:points="274,346 274,127 273,106 273,97 272,89 271,81 269,75 268,69 267,67 266,64 265,62 264,60 262,58 261,57 260,55 258,54 256,52 255,51 253,50 251,49 249,48 247,48 245,47 243,47 241,47 238,47 235,47 232,47 229,48 226,48 223,49 220,50 218,52 215,53 213,55 210,57 208,59 206,61 204,64 202,66 201,69 199,72 198,76 196,79 194,87 192,97 190,107 189,118 188,130 187,158 187,346 137,346 137,127 137,108 135,92 133,85 132,78 130,72 127,67 125,62 122,58 119,55 115,52 112,50 108,48 103,47 98,47 95,47 92,47 89,48 86,48 84,49 81,50 79,51 76,53 74,55 72,56 70,58 68,61 66,63 64,66 63,68 61,71 60,75 59,78 56,87 54,97 53,108 52,121 51,136 50,170 50,346 0,346 0,6 39,6 48,52 51,52 56,40 59,34 62,29 66,25 69,20 73,16 77,13 81,10 85,7 89,5 94,3 98,2 103,1 108,0 113,0 119,0 125,1 131,2 136,4 141,6 146,8 150,11 155,14 159,18 162,22 166,27 169,32 172,37 175,43 177,50 179,56 181,56 187,43 190,37 194,32 198,27 201,22 205,18 209,14 214,11 218,8 223,6 228,4 233,2 238,1 243,0 249,0 258,0 263,1 267,2 271,3 275,4 279,5 283,7 286,9 290,11 293,14 296,16 299,19 301,22 304,25 306,29 308,32 310,36 312,41 314,45 317,55 320,67 322,79 323,93 324,108 324,124 324,346">
            <text:p/>
          </draw:polygon>
          <draw:path draw:style-name="gr10" draw:text-style-name="P9" draw:layer="layout" svg:width="0.308cm" svg:height="0.351cm" svg:x="2.923cm" svg:y="12.336cm" svg:viewBox="0 0 309 352" svg:d="M153 352l-16-1-8-1-8-1-7-2-8-2-7-2-7-3-6-3-7-4-7-4-6-4-6-5-6-5-11-11-5-6-5-7-4-6-5-7-4-7-3-8-6-15-5-17-3-17-2-19-1-20 1-19 2-19 3-18 4-16 6-16 4-7 4-7 4-7 4-7 5-6 5-6 5-6 6-5 6-5 6-5 6-4 7-4 6-3 7-3 7-3 8-2 7-2 8-2 17-2 17-1 17 1 15 2 8 2 7 2 7 2 7 3 7 3 7 4 6 4 7 4 6 5 5 5 6 5 6 6 5 6 5 6 4 7 4 7 4 7 4 7 6 16 5 16 3 18 2 18 1 19-1 20-2 19-3 18-5 17-6 15-3 8-4 7-4 7-5 6-5 7-5 6-5 5-6 6-6 5-6 4-6 5-7 4-6 3-7 3-7 3-8 2-7 2-8 2-17 2zM154 305h12l11-2 10-2 9-4 9-4 8-6 7-7 6-7 6-9 5-9 4-11 3-12 3-12 2-14 1-15v-16-15l-1-15-2-13-3-13-3-11-4-11-5-10-6-8-6-8-7-6-8-6-9-4-9-4-11-2-10-2h-12-12l-11 2-10 2-9 4-9 4-7 6-8 6-6 8-5 8-5 10-4 11-4 11-2 13-2 13-1 15-1 15 1 16 1 15 2 14 2 12 4 12 4 11 5 9 5 9 7 7 7 7 8 6 8 4 10 4 10 2 11 2z">
            <text:p/>
          </draw:path>
          <draw:path draw:style-name="gr10" draw:text-style-name="P9" draw:layer="layout" svg:width="0.288cm" svg:height="0.487cm" svg:x="3.31cm" svg:y="12.2cm" svg:viewBox="0 0 289 488" svg:d="M235 436h-2l-5 6-4 6-5 6-6 5-5 4-6 4-5 4-7 4-6 3-7 2-6 3-7 1-8 2-7 1h-8l-8 1-15-1-7-1-7-1-7-2-7-2-6-2-6-3-6-3-6-3-6-4-5-4-5-5-5-5-5-5-5-6-4-6-4-6-4-6-3-7-6-15-5-15-4-17-3-18-1-19-1-20 1-20 1-19 3-18 4-17 5-16 6-14 7-14 4-6 5-6 4-6 5-5 5-5 5-4 5-4 6-4 6-4 6-3 6-3 6-2 7-2 7-2 7-1 7-1h15 8 8l7 1 7 2 7 1 7 3 7 2 6 3 6 3 6 4 6 4 5 4 5 5 5 5 5 6 5 6h4l-3-32-1-11v-7-135h56v482h-45zM233 325v-13l-1-17-1-15-1-15-3-13-3-12-3-10-2-5-3-5-2-4-3-4-3-3-2-4-4-3-3-3-4-3-3-2-4-2-5-2-4-2-5-2-4-1-5-1-11-1-11-1-10 1-10 1-9 3-8 3-8 5-7 6-6 6-5 8-5 9-5 9-3 11-3 12-3 12-1 14-1 31 1 30 1 13 3 13 3 11 3 11 5 9 5 9 5 7 7 7 7 5 7 5 9 3 8 3 10 1 10 1 12-1 10-1 5-1 5-1 4-1 5-2 4-2 4-2 4-2 3-3 3-2 3-3 3-3 3-4 2-3 3-4 2-4 2-4 4-10 3-10 2-12 2-13 1-13z">
            <text:p/>
          </draw:path>
        </draw:g>
        <draw:g>
          <draw:path draw:style-name="gr11" draw:text-style-name="P10" draw:layer="layout" svg:width="0.455cm" svg:height="0.799cm" svg:x="1.7cm" svg:y="12.1cm" svg:viewBox="0 0 456 800" svg:d="M0 761v-129c70 27 127 41 173 41 48 0 85-11 111-35 26-23 39-56 39-99v-539h133v538c0 80-25 143-75 191-51 47-117 71-201 71-74 0-134-13-180-39z">
            <text:p/>
          </draw:path>
          <draw:polygon draw:style-name="gr11" draw:text-style-name="P10" draw:layer="layout" svg:width="0.445cm" svg:height="0.789cm" svg:x="2.353cm" svg:y="12.1cm" svg:viewBox="0 0 446 790" draw:points="0,790 0,0 134,0 134,662 446,662 446,790">
            <text:p/>
          </draw:polygon>
        </draw:g>
        <draw:g>
          <draw:polygon draw:style-name="gr12" draw:text-style-name="P11" draw:layer="layout" svg:width="0.38cm" svg:height="0.532cm" svg:x="1.415cm" svg:y="0.948cm" svg:viewBox="0 0 381 533" draw:points="238,533 144,533 144,86 0,86 0,0 381,0 381,86 238,86">
            <text:p/>
          </draw:polygon>
          <draw:polygon draw:style-name="gr12" draw:text-style-name="P11" draw:layer="layout" svg:width="0.296cm" svg:height="0.532cm" svg:x="1.88cm" svg:y="0.948cm" svg:viewBox="0 0 297 533" draw:points="297,533 0,533 0,462 102,455 102,78 0,71 0,0 297,0 297,71 195,78 195,455 297,462">
            <text:p/>
          </draw:polygon>
          <draw:path draw:style-name="gr12" draw:text-style-name="P11" draw:layer="layout" svg:width="0.374cm" svg:height="0.532cm" svg:x="2.266cm" svg:y="0.948cm" svg:viewBox="0 0 375 533" svg:d="M147 533l-87-452 3-1c12 59 18 105 18 137v316h-81v-533h112l75 423h-2l76-423h114v533h-82v-320c0-24 5-68 16-132h3l-88 452z">
            <text:p/>
          </draw:path>
          <draw:polygon draw:style-name="gr12" draw:text-style-name="P11" draw:layer="layout" svg:width="0.318cm" svg:height="0.532cm" svg:x="2.725cm" svg:y="0.948cm" svg:viewBox="0 0 319 533" draw:points="319,533 0,533 0,0 319,0 319,86 93,86 93,212 306,212 306,298 93,298 93,447 319,447">
            <text:p/>
          </draw:polygon>
          <draw:path draw:style-name="gr12" draw:text-style-name="P11" draw:layer="layout" svg:width="0.379cm" svg:height="0.532cm" svg:x="3.137cm" svg:y="0.948cm" svg:viewBox="0 0 380 533" svg:d="M94 325v208h-94v-533h138c129 0 193 53 193 158 0 73-31 120-92 143l141 232h-110l-121-208zM94 241h42c35 0 61-6 76-19 16-12 23-33 23-61s-7-47-22-59-42-18-79-18h-40z">
            <text:p/>
          </draw:path>
          <draw:path draw:style-name="gr12" draw:text-style-name="P11" draw:layer="layout" svg:width="0.354cm" svg:height="0.546cm" svg:x="3.546cm" svg:y="0.941cm" svg:viewBox="0 0 355 547" svg:d="M0 518v-93c60 25 113 37 157 37 71 0 106-23 106-68 0-19-7-34-21-45-13-11-44-25-92-42-50-18-86-39-109-65-23-25-34-59-34-100 0-44 16-79 49-104 32-25 76-38 131-38 54 0 108 11 162 34l-33 83c-51-21-96-31-132-31-57 0-86 19-86 57 0 19 6 35 19 47s42 26 87 42c59 21 99 43 120 67s31 54 31 92c0 48-17 87-52 114-35 28-84 42-146 42-63 0-115-10-157-29z">
            <text:p/>
          </draw:path>
        </draw:g>
        <draw:frame draw:style-name="gr13" draw:text-style-name="P12" draw:layer="layout" svg:width="0.001cm" svg:height="3.8cm" svg:x="-5.3cm" svg:y="-0.3cm">
          <draw:text-box>
            <text:p/>
          </draw:text-box>
        </draw:frame>
        <draw:g>
          <draw:path draw:style-name="gr14" draw:text-style-name="P13" draw:layer="layout" svg:width="0.135cm" svg:height="0.2cm" svg:x="0.376cm" svg:y="3.886cm" svg:viewBox="0 0 136 201" svg:d="M26 118v83h-26v-201h49 9l8 1 7 1 7 2 7 2 6 2 5 3 5 3 4 4 4 4 3 5 2 5 2 6 2 6v6l1 7v5l-1 5-1 4-1 4-1 4-2 4-2 4-2 3-3 4-3 3-3 3-4 2-4 3-4 2-4 2-5 2 55 90h-31l-48-83zM26 96h22 6 5l5-1 5-1 4-1 2-1 2-1 1-1 2-1 2-1 1-1 1-1 2-1 1-2 1-1 1-2 1-1 1-2v-2l1-1 1-2v-4l1-5v-5-4l-1-5v-4l-1-2-1-1v-2l-1-2-1-1-1-2-1-1-1-1-1-1-2-2-1-1-2-1h-1l-2-1-4-2-4-1-5-1-5-1h-5-6-22z">
            <text:p/>
          </draw:path>
          <draw:polygon draw:style-name="gr14" draw:text-style-name="P13" draw:layer="layout" svg:width="0.115cm" svg:height="0.201cm" svg:x="0.549cm" svg:y="3.885cm" svg:viewBox="0 0 116 202" draw:points="116,202 0,202 0,0 116,0 116,23 26,23 26,85 111,85 111,108 26,108 26,179 116,179">
            <text:p/>
          </draw:polygon>
          <draw:polygon draw:style-name="gr14" draw:text-style-name="P13" draw:layer="layout" svg:width="0.129cm" svg:height="0.206cm" svg:x="0.708cm" svg:y="3.883cm" svg:viewBox="0 0 130 207" draw:points="0,198 0,173 7,176 14,178 22,180 29,182 36,183 43,184 50,185 57,185 68,184 73,184 78,183 82,182 86,180 90,179 93,177 96,174 98,172 100,169 102,166 103,163 104,160 105,156 105,152 105,148 105,145 104,143 104,142 103,141 103,139 102,138 101,136 101,135 100,134 99,133 98,132 97,131 95,130 93,128 89,126 85,124 81,121 70,117 56,111 49,109 43,106 37,103 32,100 27,97 22,94 18,91 15,87 12,84 11,82 10,80 7,76 6,71 4,67 3,62 3,57 3,51 3,45 3,42 4,40 4,37 5,35 6,32 7,30 8,27 10,25 11,23 13,21 14,19 16,17 18,15 20,14 23,12 25,10 30,8 35,5 41,3 48,2 54,1 61,0 69,0 77,0 84,1 92,2 99,3 106,4 113,6 120,8 126,11 117,33 111,31 104,29 98,27 92,25 85,24 79,23 74,23 68,23 63,23 58,23 54,24 50,24 46,25 43,27 40,28 37,30 35,32 33,34 31,36 30,39 29,42 28,45 28,48 27,51 28,55 28,58 29,61 29,63 30,64 30,65 31,67 32,68 32,69 33,71 34,72 35,73 36,74 38,75 39,76 42,78 46,81 50,83 55,85 61,87 74,92 82,95 89,98 96,101 102,105 107,108 112,111 116,114 117,116 119,117 122,121 124,124 126,128 127,132 129,136 130,141 130,145 130,150 130,157 130,160 129,163 128,166 128,169 127,171 125,174 124,177 123,179 121,181 120,184 118,186 116,188 113,190 111,192 109,194 106,195 103,197 101,199 95,201 88,203 81,205 74,206 66,207 57,207 48,207 40,206 32,206 25,205 18,203 11,202 5,200">
            <text:p/>
          </draw:polygon>
          <draw:polygon draw:style-name="gr14" draw:text-style-name="P13" draw:layer="layout" svg:width="0.115cm" svg:height="0.201cm" svg:x="0.888cm" svg:y="3.885cm" svg:viewBox="0 0 116 202" draw:points="116,202 0,202 0,0 116,0 116,23 26,23 26,85 111,85 111,108 26,108 26,179 116,179">
            <text:p/>
          </draw:polygon>
          <draw:polygon draw:style-name="gr14" draw:text-style-name="P13" draw:layer="layout" svg:width="0.14cm" svg:height="0.201cm" svg:x="1.041cm" svg:y="3.885cm" svg:viewBox="0 0 141 202" draw:points="83,202 58,202 58,23 0,23 0,0 141,0 141,23 83,23">
            <text:p/>
          </draw:polygon>
        </draw:g>
        <draw:g>
          <draw:path draw:style-name="gr14" draw:text-style-name="P13" draw:layer="layout" svg:width="0.135cm" svg:height="0.2cm" svg:x="0.394cm" svg:y="7.403cm" svg:viewBox="0 0 136 201" svg:d="M26 118v83h-26v-201h49 9l8 1 7 1 7 2 7 2 6 2 5 3 5 3 4 4 4 4 3 5 2 5 2 6 2 6v6l1 7v5l-1 5-1 4-1 4-1 4-2 4-2 4-2 3-3 4-3 3-3 3-4 2-4 3-4 2-4 2-5 2 55 90h-31l-48-83zM26 96h22 6 5l5-1 5-1 4-1 2-1 2-1 1-1 2-1 2-1 1-1 1-1 2-1 1-2 1-1 1-2 1-1 1-2v-2l1-1 1-2v-4l1-5v-5-4l-1-5v-4l-1-2-1-1v-2l-1-2-1-1-1-2-1-1-1-1-1-1-2-2-1-1-2-1h-1l-2-1-4-2-4-1-5-1-5-1h-5-6-22z">
            <text:p/>
          </draw:path>
          <draw:polygon draw:style-name="gr14" draw:text-style-name="P13" draw:layer="layout" svg:width="0.115cm" svg:height="0.201cm" svg:x="0.567cm" svg:y="7.402cm" svg:viewBox="0 0 116 202" draw:points="116,202 0,202 0,0 116,0 116,23 26,23 26,85 111,85 111,108 26,108 26,179 116,179">
            <text:p/>
          </draw:polygon>
          <draw:polygon draw:style-name="gr14" draw:text-style-name="P13" draw:layer="layout" svg:width="0.129cm" svg:height="0.206cm" svg:x="0.726cm" svg:y="7.4cm" svg:viewBox="0 0 130 207" draw:points="0,198 0,173 7,176 14,178 22,180 29,182 36,183 43,184 50,185 57,185 68,184 73,184 78,183 82,182 86,180 90,179 93,177 96,174 98,172 100,169 102,166 103,163 104,160 105,156 105,152 105,148 105,145 104,143 104,142 103,141 103,139 102,138 101,136 101,135 100,134 99,133 98,132 97,131 95,130 93,128 89,126 85,124 81,121 70,117 56,111 49,109 43,106 37,103 32,100 27,97 22,94 18,91 15,87 12,84 11,82 10,80 7,76 6,71 4,67 3,62 3,57 3,51 3,45 3,42 4,40 4,37 5,35 6,32 7,30 8,27 10,25 11,23 13,21 14,19 16,17 18,15 20,14 23,12 25,10 30,8 35,5 41,3 48,2 54,1 61,0 69,0 77,0 84,1 92,2 99,3 106,4 113,6 120,8 126,11 117,33 111,31 104,29 98,27 92,25 85,24 79,23 74,23 68,23 63,23 58,23 54,24 50,24 46,25 43,27 40,28 37,30 35,32 33,34 31,36 30,39 29,42 28,45 28,48 27,51 28,55 28,58 29,61 29,63 30,64 30,65 31,67 32,68 32,69 33,71 34,72 35,73 36,74 38,75 39,76 42,78 46,81 50,83 55,85 61,87 74,92 82,95 89,98 96,101 102,105 107,108 112,111 116,114 117,116 119,117 122,121 124,124 126,128 127,132 129,136 130,141 130,145 130,150 130,157 130,160 129,163 128,166 128,169 127,171 125,174 124,177 123,179 121,181 120,184 118,186 116,188 113,190 111,192 109,194 106,195 103,197 101,199 95,201 88,203 81,205 74,206 66,207 57,207 48,207 40,206 32,206 25,205 18,203 11,202 5,200">
            <text:p/>
          </draw:polygon>
          <draw:polygon draw:style-name="gr14" draw:text-style-name="P13" draw:layer="layout" svg:width="0.115cm" svg:height="0.201cm" svg:x="0.906cm" svg:y="7.402cm" svg:viewBox="0 0 116 202" draw:points="116,202 0,202 0,0 116,0 116,23 26,23 26,85 111,85 111,108 26,108 26,179 116,179">
            <text:p/>
          </draw:polygon>
          <draw:polygon draw:style-name="gr14" draw:text-style-name="P13" draw:layer="layout" svg:width="0.14cm" svg:height="0.201cm" svg:x="1.059cm" svg:y="7.402cm" svg:viewBox="0 0 141 202" draw:points="83,202 58,202 58,23 0,23 0,0 141,0 141,23 83,23">
            <text:p/>
          </draw:polygon>
        </draw:g>
        <draw:g>
          <draw:path draw:style-name="gr14" draw:text-style-name="P13" draw:layer="layout" svg:width="0.135cm" svg:height="0.2cm" svg:x="0.394cm" svg:y="10.996cm" svg:viewBox="0 0 136 201" svg:d="M26 118v83h-26v-201h49 9l8 1 7 1 7 2 7 2 6 2 5 3 5 3 4 4 4 4 3 5 2 5 2 6 2 6v6l1 7v5l-1 5-1 4-1 4-1 4-2 4-2 4-2 3-3 4-3 3-3 3-4 2-4 3-4 2-4 2-5 2 55 90h-31l-48-83zM26 96h22 6 5l5-1 5-1 4-1 2-1 2-1 1-1 2-1 2-1 1-1 1-1 2-1 1-2 1-1 1-2 1-1 1-2v-2l1-1 1-2v-4l1-5v-5-4l-1-5v-4l-1-2-1-1v-2l-1-2-1-1-1-2-1-1-1-1-1-1-2-2-1-1-2-1h-1l-2-1-4-2-4-1-5-1-5-1h-5-6-22z">
            <text:p/>
          </draw:path>
          <draw:polygon draw:style-name="gr14" draw:text-style-name="P13" draw:layer="layout" svg:width="0.115cm" svg:height="0.201cm" svg:x="0.567cm" svg:y="10.995cm" svg:viewBox="0 0 116 202" draw:points="116,202 0,202 0,0 116,0 116,23 26,23 26,85 111,85 111,108 26,108 26,179 116,179">
            <text:p/>
          </draw:polygon>
          <draw:polygon draw:style-name="gr14" draw:text-style-name="P13" draw:layer="layout" svg:width="0.129cm" svg:height="0.206cm" svg:x="0.726cm" svg:y="10.993cm" svg:viewBox="0 0 130 207" draw:points="0,198 0,173 7,176 14,178 22,180 29,182 36,183 43,184 50,185 57,185 68,184 73,184 78,183 82,182 86,180 90,179 93,177 96,174 98,172 100,169 102,166 103,163 104,160 105,156 105,152 105,148 105,145 104,143 104,142 103,141 103,139 102,138 101,136 101,135 100,134 99,133 98,132 97,131 95,130 93,128 89,126 85,124 81,121 70,117 56,111 49,109 43,106 37,103 32,100 27,97 22,94 18,91 15,87 12,84 11,82 10,80 7,76 6,71 4,67 3,62 3,57 3,51 3,45 3,42 4,40 4,37 5,35 6,32 7,30 8,27 10,25 11,23 13,21 14,19 16,17 18,15 20,14 23,12 25,10 30,8 35,5 41,3 48,2 54,1 61,0 69,0 77,0 84,1 92,2 99,3 106,4 113,6 120,8 126,11 117,33 111,31 104,29 98,27 92,25 85,24 79,23 74,23 68,23 63,23 58,23 54,24 50,24 46,25 43,27 40,28 37,30 35,32 33,34 31,36 30,39 29,42 28,45 28,48 27,51 28,55 28,58 29,61 29,63 30,64 30,65 31,67 32,68 32,69 33,71 34,72 35,73 36,74 38,75 39,76 42,78 46,81 50,83 55,85 61,87 74,92 82,95 89,98 96,101 102,105 107,108 112,111 116,114 117,116 119,117 122,121 124,124 126,128 127,132 129,136 130,141 130,145 130,150 130,157 130,160 129,163 128,166 128,169 127,171 125,174 124,177 123,179 121,181 120,184 118,186 116,188 113,190 111,192 109,194 106,195 103,197 101,199 95,201 88,203 81,205 74,206 66,207 57,207 48,207 40,206 32,206 25,205 18,203 11,202 5,200">
            <text:p/>
          </draw:polygon>
          <draw:polygon draw:style-name="gr14" draw:text-style-name="P13" draw:layer="layout" svg:width="0.115cm" svg:height="0.201cm" svg:x="0.906cm" svg:y="10.995cm" svg:viewBox="0 0 116 202" draw:points="116,202 0,202 0,0 116,0 116,23 26,23 26,85 111,85 111,108 26,108 26,179 116,179">
            <text:p/>
          </draw:polygon>
          <draw:polygon draw:style-name="gr14" draw:text-style-name="P13" draw:layer="layout" svg:width="0.14cm" svg:height="0.201cm" svg:x="1.059cm" svg:y="10.995cm" svg:viewBox="0 0 141 202" draw:points="83,202 58,202 58,23 0,23 0,0 141,0 141,23 83,23">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Mono" svg:font-family="'Noto Mono'" style:font-adornments="Bold" style:font-pitch="fixed"/>
    <style:font-face style:name="Noto Mono1" svg:font-family="'Noto Mono'"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5.3cm" fo:page-height="13.40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1-10T00:28:49.123081429</dc:date>
    <meta:editing-duration>PT8M11S</meta:editing-duration>
    <meta:editing-cycles>2</meta:editing-cycles>
    <meta:generator>LibreOffice/5.4.2.2$Linux_X86_64 LibreOffice_project/40m0$Build-2</meta:generator>
    <meta:document-statistic meta:object-count="82"/>
  </office:meta>
</office:document-meta>
</file>